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peaterEvent.get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peaterEvent.RepeaterEvent( Widget sourceWidget , RepeaterEventAction action , int row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peaterEvent.getR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RepeaterEvent.RepeaterEvent( Widget sourceWidget , RepeaterEventAction ac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